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b1a6"/>
    </style:style>
    <style:style style:name="P2" style:family="paragraph" style:parent-style-name="Standard">
      <style:text-properties officeooo:rsid="0002b1a6" officeooo:paragraph-rsid="0002b1a6"/>
    </style:style>
    <style:style style:name="T1" style:family="text">
      <style:text-properties officeooo:rsid="0002b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text:tab/><text:tab/><text:tab/><text:tab/> <text:span text:style-name="T1">Lock Class Specification</text:span></text:p>
      <text:p text:style-name="P1"><text:span text:style-name="T1">This document covers locking mechanism in more general way ,which is used in ATMSimulator project to achieve the serialization between the threads.</text:span></text:p>
      <text:p text:style-name="P2">To make the Lock as general purpose <text:s/>a base Lock is 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21:36:29.741618886</meta:creation-date>
    <dc:date>2016-08-05T21:50:29.673896034</dc:date>
    <meta:editing-duration>P0D</meta:editing-duration>
    <meta:editing-cycles>1</meta:editing-cycles>
    <meta:document-statistic meta:table-count="0" meta:image-count="0" meta:object-count="0" meta:page-count="1" meta:paragraph-count="4" meta:word-count="36" meta:character-count="232" meta:non-whitespace-character-count="188"/>
    <meta:generator>LibreOffice/4.2.8.2$Linux_X86_64 LibreOffice_project/420m0$Build-2</meta:generator>
  </office:meta>
</office:document-meta>
</file>